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loext:graphic-properties draw:fill-color="#ffffff"/>
    </style:style>
    <style:style style:name="P2" style:family="paragraph">
      <style:text-properties style:font-name="Calibri" fo:font-size="60pt" style:font-size-asian="60pt" style:font-size-complex="6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8cm" svg:height="7.163cm" svg:x="0cm" svg:y="3.334cm" presentation:class="title" presentation:user-transformed="true">
          <draw:text-box>
            <text:p><text:span text:style-name="T1">Cuan grande es D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El esplendor de un rey</text:span><text:span text:style-name="T2"><text:line-break/></text:span><text:span text:style-name="T2">Vestido en majestad</text:span><text:span text:style-name="T2"><text:line-break/></text:span><text:span text:style-name="T2">La tierra alegre está</text:span><text:span text:style-name="T2"><text:line-break/></text:span><text:span text:style-name="T2">La tierra alegre est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bierto está de luz</text:span><text:span text:style-name="T2"><text:line-break/></text:span><text:span text:style-name="T2">Venció la oscuridad</text:span><text:span text:style-name="T2"><text:line-break/></text:span><text:span text:style-name="T2">Y tiembla a su voz</text:span><text:span text:style-name="T2"><text:line-break/></text:span><text:span text:style-name="T2">Y tiembla a su voz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án grande es Dios</text:span><text:span text:style-name="T2"><text:line-break/></text:span><text:span text:style-name="T2">Cántale cuán grande es Dios</text:span><text:span text:style-name="T2"><text:line-break/></text:span><text:span text:style-name="T2">Y todos lo verán</text:span><text:span text:style-name="T2"><text:line-break/></text:span><text:span text:style-name="T2">Cuán grande es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El esplendor de un rey</text:span><text:span text:style-name="T2"><text:line-break/></text:span><text:span text:style-name="T2">Vestido en majestad</text:span><text:span text:style-name="T2"><text:line-break/></text:span><text:span text:style-name="T2">La tierra alegre está</text:span><text:span text:style-name="T2"><text:line-break/></text:span><text:span text:style-name="T2">La tierra alegre est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bierto está de luz</text:span><text:span text:style-name="T2"><text:line-break/></text:span><text:span text:style-name="T2">Venció la oscuridad</text:span><text:span text:style-name="T2"><text:line-break/></text:span><text:span text:style-name="T2">Y tiembla a su voz</text:span><text:span text:style-name="T2"><text:line-break/></text:span><text:span text:style-name="T2">Y tiembla a su voz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án grande es Dios</text:span><text:span text:style-name="T2"><text:line-break/></text:span><text:span text:style-name="T2">Cántale cuán grande es Dios</text:span><text:span text:style-name="T2"><text:line-break/></text:span><text:span text:style-name="T2">Y todos lo verán</text:span><text:span text:style-name="T2"><text:line-break/></text:span><text:span text:style-name="T2">Cuán grande es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Día a día él está</text:span><text:span text:style-name="T2"><text:line-break/></text:span><text:span text:style-name="T2">Y el tiempo está en él</text:span><text:span text:style-name="T2"><text:line-break/></text:span><text:span text:style-name="T2">Principio y el fin</text:span><text:span text:style-name="T2"><text:line-break/></text:span><text:span text:style-name="T2">Principio y el fi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La trinidad en dios</text:span><text:span text:style-name="T2"><text:line-break/></text:span><text:span text:style-name="T2">El padre, hijo, espíritu</text:span><text:span text:style-name="T2"><text:line-break/></text:span><text:span text:style-name="T2">Cordero y el león</text:span><text:span text:style-name="T2"><text:line-break/></text:span><text:span text:style-name="T2">Cordero y el le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án grande es Dios</text:span><text:span text:style-name="T2"><text:line-break/></text:span><text:span text:style-name="T2">Cántale cuán grande es Dios</text:span><text:span text:style-name="T2"><text:line-break/></text:span><text:span text:style-name="T2">Y todos lo verán</text:span><text:span text:style-name="T2"><text:line-break/></text:span><text:span text:style-name="T2">Cuán grande es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Tu nombre sobre todo es</text:span><text:span text:style-name="T2"><text:line-break/></text:span><text:span text:style-name="T2">Tú eres digno de alabar</text:span><text:span text:style-name="T2"><text:line-break/></text:span><text:span text:style-name="T2">Y mi ser dirá</text:span><text:span text:style-name="T2"><text:line-break/></text:span><text:span text:style-name="T2">Cuán grande es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Cuán grande es Dios</text:span><text:span text:style-name="T2"><text:line-break/></text:span><text:span text:style-name="T2">Cántale cuán grande es Dios</text:span><text:span text:style-name="T2"><text:line-break/></text:span><text:span text:style-name="T2">Y todos lo verán</text:span><text:span text:style-name="T2"><text:line-break/></text:span><text:span text:style-name="T2">Cuán grande es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5T09:21:18.447000000</meta:creation-date>
    <dc:date>2023-01-15T09:38:38.919000000</dc:date>
    <meta:editing-duration>PT7M11S</meta:editing-duration>
    <meta:editing-cycles>1</meta:editing-cycles>
    <meta:document-statistic meta:object-count="57"/>
    <meta:generator>Real_Office/6.2.3.2$Windows_x86 LibreOffice_project/b40a93cffb3080b9876e40c60e03703e9bd35612</meta:generator>
  </office:meta>
</office:document-meta>
</file>